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c8353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language="en" fo:country="GB"/>
    </style:style>
    <style:style style:name="P1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15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16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17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18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19" style:family="paragraph" style:parent-style-name="Standard">
      <style:text-properties fo:font-weight="normal" officeooo:paragraph-rsid="001dcc7f" style:font-weight-asian="normal" style:font-weight-complex="normal"/>
    </style:style>
    <style:style style:name="P20" style:family="paragraph" style:parent-style-name="Standard">
      <style:paragraph-properties style:snap-to-layout-grid="false"/>
      <style:text-properties officeooo:rsid="0015e45e" officeooo:paragraph-rsid="0015e45e"/>
    </style:style>
    <style:style style:name="P21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22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23" style:family="paragraph" style:parent-style-name="Heading_20_1">
      <style:paragraph-properties style:snap-to-layout-grid="false"/>
      <style:text-properties fo:font-size="12pt" style:font-size-asian="12pt"/>
    </style:style>
    <style:style style:name="P24" style:family="paragraph" style:parent-style-name="Heading_20_2">
      <style:paragraph-properties style:snap-to-layout-grid="false"/>
    </style:style>
    <style:style style:name="P25" style:family="paragraph" style:parent-style-name="Heading_20_3">
      <style:paragraph-properties style:snap-to-layout-grid="false"/>
    </style:style>
    <style:style style:name="P26" style:family="paragraph" style:parent-style-name="Subtitle">
      <style:text-properties fo:font-size="20pt" style:font-size-asian="20pt" style:font-size-complex="20pt"/>
    </style:style>
    <style:style style:name="P27" style:family="paragraph" style:parent-style-name="Title">
      <style:paragraph-properties fo:break-before="page"/>
    </style:style>
    <style:style style:name="P28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29" style:family="paragraph" style:parent-style-name="Title" style:master-page-name="Conversion_20_2">
      <style:paragraph-properties style:page-number="auto"/>
    </style:style>
    <style:style style:name="P30" style:family="paragraph" style:parent-style-name="Title" style:master-page-name="Conversion_20_3">
      <style:paragraph-properties style:page-number="auto"/>
    </style:style>
    <style:style style:name="P31" style:family="paragraph" style:parent-style-name="Title" style:master-page-name="Conversion_20_4">
      <style:paragraph-properties style:page-number="auto"/>
    </style:style>
    <style:style style:name="P32" style:family="paragraph" style:parent-style-name="Title" style:master-page-name="Conversion_20_5">
      <style:paragraph-properties style:page-number="auto"/>
    </style:style>
    <style:style style:name="P33" style:family="paragraph" style:parent-style-name="Title" style:master-page-name="Conversion_20_6">
      <style:paragraph-properties style:page-number="auto"/>
    </style:style>
    <style:style style:name="P34" style:family="paragraph" style:parent-style-name="Title" style:master-page-name="Conversion_20_7">
      <style:paragraph-properties style:page-number="auto"/>
    </style:style>
    <style:style style:name="P35" style:family="paragraph" style:parent-style-name="Standard" style:master-page-name="Conversion_20_1">
      <style:paragraph-properties fo:text-align="center" style:justify-single-word="false" style:page-number="auto"/>
    </style:style>
    <style:style style:name="P36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1c8353" officeooo:paragraph-rsid="001dcc7f" style:font-weight-asian="normal" style:font-weight-complex="normal"/>
    </style:style>
    <style:style style:name="P42" style:family="paragraph" style:parent-style-name="Standard" style:list-style-name="L2">
      <style:text-properties officeooo:rsid="00177b93" officeooo:paragraph-rsid="0017912a"/>
    </style:style>
    <style:style style:name="P43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44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45" style:family="paragraph" style:parent-style-name="Standard" style:list-style-name="L3">
      <style:text-properties officeooo:paragraph-rsid="00193924"/>
    </style:style>
    <style:style style:name="P46" style:family="paragraph" style:parent-style-name="Standard" style:list-style-name="L4">
      <style:text-properties officeooo:paragraph-rsid="00193924"/>
    </style:style>
    <style:style style:name="P47" style:family="paragraph" style:parent-style-name="Standard" style:list-style-name="L4">
      <style:text-properties officeooo:rsid="001a7b2c" officeooo:paragraph-rsid="001a7b2c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text-position="super 58%" style:font-name="Times" fo:language="en" fo:country="G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3f1e5"/>
    </style:style>
    <style:style style:name="T11" style:family="text">
      <style:text-properties officeooo:rsid="0015e45e"/>
    </style:style>
    <style:style style:name="T12" style:family="text">
      <style:text-properties officeooo:rsid="00193924"/>
    </style:style>
    <style:style style:name="T13" style:family="text">
      <style:text-properties officeooo:rsid="001b55e0"/>
    </style:style>
    <style:style style:name="T14" style:family="text">
      <style:text-properties officeooo:rsid="001dcc7f"/>
    </style:style>
    <style:style style:name="T15" style:family="text">
      <style:text-properties officeooo:rsid="001fb9a5"/>
    </style:style>
    <style:style style:name="T16" style:family="text">
      <style:text-properties officeooo:rsid="0020c1c1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INF112 - Dossier de validation prévisionnel</text:p>
      <text:p text:style-name="P26"/>
      <text:p text:style-name="Heading_20_2"><text:span text:style-name="T9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3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5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4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6">Fonctionnalités à tester</text:span> :</text:p>
            <text:p text:style-name="P20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6">Critère (s) de validation</text:span><text:span text:style-name="T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7">Tests OK</text:span><text:span text:style-name="T8">2</text:span></text:p></table:table-cell><table:table-cell table:style-name="Tableau2.A1" office:value-type="string"><text:p text:style-name="P12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3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5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6">Résultat</text:span><text:span text:style-name="T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6">Gravité de l’anomalie </text:span><text:span text:style-name="T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1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22">Teste de addItemBook avec</text:p>
            <text:p text:style-name="P22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21">2</text:p>
          </table:table-cell>
          <table:table-cell table:style-name="Tableau3.B8" office:value-type="string">
            <text:p text:style-name="P6"/>
            <text:p text:style-name="P5"/>
            <text:p text:style-name="P22">Test de addItemBook avec</text:p>
            <text:p text:style-name="P22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21">3</text:p>
          </table:table-cell>
          <table:table-cell table:style-name="Tableau3.B8" office:value-type="string">
            <text:p text:style-name="P6"/>
            <text:p text:style-name="P5"/>
            <text:p text:style-name="P22">Test de addItemBook sur un livre </text:p>
            <text:p text:style-name="P22"><text:span text:style-name="T16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5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6">Résultat</text:span><text:span text:style-name="T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6">Gravité de l’anomalie </text:span><text:span text:style-name="T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27">Fiche de test N°<text:span text:style-name="T10">1</text:span> <text:s text:c="2"/></text:p>
      <text:p text:style-name="Title"/>
      <text:p text:style-name="P8">Objectif du test : <text:span text:style-name="T10">Eprouver la méthode addItemBook dans les cas d’anomalies</text:span></text:p>
      <text:p text:style-name="P8"/>
      <text:p text:style-name="P14">On teste dans un premier temps la levée de toutes les exceptions BadEntryException concernant les paramètres passées.</text:p>
      <text:p text:style-name="P14"/>
      <text:p text:style-name="P15"/>
      <text:p text:style-name="P15"/>
      <text:p text:style-name="P15"/>
      <text:p text:style-name="P8"/>
      <text:p text:style-name="P8"/>
      <text:p text:style-name="P8">Description (scénario) :</text:p>
      <text:list xml:id="list809310124" text:style-name="L1">
        <text:list-item>
          <text:p text:style-name="P36">Instanciation d’un Social Network</text:p>
        </text:list-item>
      </text:list>
      <text:list xml:id="list1020408440" text:style-name="L2">
        <text:list-item>
          <text:p text:style-name="P37">Appel de addItemBook en passant un login non instancié</text:p>
        </text:list-item>
        <text:list-item>
          <text:p text:style-name="P37">Appel avec un login constitué de blancs.</text:p>
        </text:list-item>
        <text:list-item>
          <text:p text:style-name="P37">Appel de addItemBook en passant un mot de passe non instancié</text:p>
        </text:list-item>
        <text:list-item>
          <text:p text:style-name="P37">Appel avec un mot de passe constitué de blancs.</text:p>
        </text:list-item>
        <text:list-item>
          <text:p text:style-name="P37">Appel de addItemBook en passant un titre non instancié</text:p>
        </text:list-item>
        <text:list-item>
          <text:p text:style-name="P37">Appel avec un titre constitué de blancs.</text:p>
        </text:list-item>
        <text:list-item>
          <text:p text:style-name="P42"><text:span text:style-name="T2">Appel de addItemBook en passant un </text:span><text:span text:style-name="T4">genre</text:span><text:span text:style-name="T2"> non instancié</text:span></text:p>
        </text:list-item>
        <text:list-item>
          <text:p text:style-name="P42"><text:span text:style-name="T2">Appel de addItemBook en passant un </text:span><text:span text:style-name="T4">auteur</text:span><text:span text:style-name="T2"> non instancié</text:span></text:p>
        </text:list-item>
        <text:list-item>
          <text:p text:style-name="P43"><text:span text:style-name="T3">Appel de addItemBook </text:span><text:span text:style-name="T4">avec un nombre de pages non positif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16">Dans ces huit instructions exécutées une exception BadEntryException doit être levée.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29">Fiche de test N° <text:span text:style-name="T11">2</text:span></text:p>
      <text:p text:style-name="Title"/>
      <text:p text:style-name="P8">Objectif du test :</text:p>
      <text:p text:style-name="P8"/>
      <text:p text:style-name="P15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3378643894" text:style-name="L3">
        <text:list-item>
          <text:p text:style-name="P38">Instanciation d’un Social Network</text:p>
        </text:list-item>
        <text:list-item>
          <text:p text:style-name="P45"><text:span text:style-name="T3">A</text:span><text:span text:style-name="T5">jouter un membre (« ANewMember », »password », »testProfile »)</text:span></text:p>
        </text:list-item>
      </text:list>
      <text:list xml:id="list1156576526" text:style-name="L4">
        <text:list-item>
          <text:p text:style-name="P46"><text:span text:style-name="T3">Appel de addItemBook en passant un login non </text:span><text:span text:style-name="T5">existant (‘ «LoginInexistant » )</text:span></text:p>
        </text:list-item>
        <text:list-item>
          <text:p text:style-name="P47"><text:span text:style-name="T3">Appel de addItemBook en passant </text:span><text:span text:style-name="T2">le login « </text:span><text:span text:style-name="T5">ANewMember » </text:span><text:span text:style-name="T2">et le mot de passe « Wrong« 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7">Les deux dernières instructions lèveront normalement une exception <text:span text:style-name="T13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0">Fiche de test N° <text:span text:style-name="T11">3</text:span></text:p>
      <text:p text:style-name="Title"/>
      <text:p text:style-name="P8">Objectif du test :</text:p>
      <text:p text:style-name="P8"/>
      <text:p text:style-name="P15">Enfin nous éprouverons la réaction du système si on ajoute un volume déjà existant. </text:p>
      <text:p text:style-name="P8"/>
      <text:p text:style-name="P8"/>
      <text:p text:style-name="P8">Description(scénario) :</text:p>
      <text:p text:style-name="P11"/>
      <text:list xml:id="list195550438628870" text:continue-list="list3378643894" text:style-name="L3">
        <text:list-item>
          <text:p text:style-name="P39">Instanciation d’un Social Network</text:p>
        </text:list-item>
        <text:list-item>
          <text:p text:style-name="P44"><text:span text:style-name="T3">A</text:span><text:span text:style-name="T5">jouter un membre (« ANewMember », »password », « testProfile »)</text:span></text:p>
        </text:list-item>
        <text:list-item>
          <text:p text:style-name="P40">Appeler addItemBook avec le Login <text:span text:style-name="T12"> « ANewMember »  </text:span>le mot de passe  <text:s/>« <text:span text:style-name="T12">password »  , </text:span>le titre « UnLivre » le genre « «  et l’auteur « « (Chaine vide) ;</text:p>
        </text:list-item>
      </text:list>
      <text:list xml:id="list1591437271" text:style-name="L5">
        <text:list-item>
          <text:p text:style-name="P41">Appeler addItemBook avec le Login <text:span text:style-name="T12"> « ANewMember »  </text:span>le mot de passe  <text:s/>« <text:span text:style-name="T12">password »  , </text:span>le titre « Un Livre » le genre « «  et l’auteur « « (Chaine vide) ;</text:p>
        </text:list-item>
      </text:list>
      <text:p text:style-name="P19"/>
      <text:list xml:id="list195550254246371" text:continue-numbering="true" text:style-name="L5">
        <text:list-item>
          <text:p text:style-name="P41">Appeler addItemBook avec le Login <text:span text:style-name="T12"> « ANewMember »  </text:span>le mot de passe  <text:s/>« <text:span text:style-name="T12">password »  , </text:span>le titre « <text:span text:style-name="T14">u</text:span>n <text:s text:c="6"/>Livre » le genre « «  et l’auteur « « (Chaine vide) ;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8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1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2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3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4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4</text:page-number>/<text:page-count>10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5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0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4-26T11:30:08.592551879</dc:date>
    <meta:print-date>2004-03-31T15:12:00</meta:print-date>
    <dc:language>fr-FR</dc:language>
    <meta:editing-cycles>28</meta:editing-cycles>
    <meta:editing-duration>PT2H18M1S</meta:editing-duration>
    <meta:document-statistic meta:table-count="4" meta:image-count="0" meta:object-count="0" meta:page-count="10" meta:paragraph-count="130" meta:word-count="826" meta:character-count="4888" meta:non-whitespace-character-count="4143"/>
    <meta:user-defined meta:name="Info 1"/>
    <meta:user-defined meta:name="Info 2"/>
    <meta:user-defined meta:name="Info 3"/>
    <meta:user-defined meta:name="Info 4"/>
  </office:meta>
</office:document-meta>
</file>